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465in" fo:margin-left="-0.075in" fo:margin-top="0in" fo:margin-bottom="0in" table:align="left" style:writing-mode="lr-tb"/>
    </style:style>
    <style:style style:name="Table1.A" style:family="table-column">
      <style:table-column-properties style:column-width="2.9958in"/>
    </style:style>
    <style:style style:name="Table1.B" style:family="table-column">
      <style:table-column-properties style:column-width="3.65in"/>
    </style:style>
    <style:style style:name="Table1.1" style:family="table-row">
      <style:table-row-properties style:min-row-height="1.2799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0708in" fo:keep-together="auto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df0dc" officeooo:paragraph-rsid="001df0dc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df0dc" officeooo:paragraph-rsid="001df0dc"/>
    </style:style>
    <style:style style:name="P6" style:family="paragraph" style:parent-style-name="Standard">
      <style:paragraph-properties fo:margin-left="0in" fo:margin-right="0.1929in" fo:margin-top="0in" fo:margin-bottom="0in" loext:contextual-spacing="false" fo:text-align="center" style:justify-single-word="false" fo:text-indent="0in" style:auto-text-indent="false">
        <style:tab-stops>
          <style:tab-stop style:position="0.3937in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 style:master-page-name="Standard">
      <style:paragraph-properties fo:margin-left="0in" fo:margin-right="0.1929in" fo:margin-top="0in" fo:margin-bottom="0in" loext:contextual-spacing="false" fo:text-align="center" style:justify-single-word="false" fo:text-indent="0in" style:auto-text-indent="false" style:page-number="auto">
        <style:tab-stops>
          <style:tab-stop style:position="0.3937in"/>
        </style:tab-stops>
      </style:paragraph-properties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4.5307in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5.8638in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4.5307in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>
        <style:tab-stops>
          <style:tab-stop style:position="4.5307in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 fo:font-size="9pt" style:font-size-asian="9pt" style:font-size-complex="9pt"/>
    </style:style>
    <style:style style:name="P16" style:family="paragraph" style:parent-style-name="Standard">
      <style:paragraph-properties fo:margin-top="0in" fo:margin-bottom="0in" loext:contextual-spacing="false" fo:line-height="100%">
        <style:tab-stops>
          <style:tab-stop style:position="4.5307in"/>
        </style:tab-stops>
      </style:paragraph-properties>
      <style:text-properties style:font-name="Times New Roman" fo:font-size="9pt" style:font-size-asian="9pt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margin-top="0in" fo:margin-bottom="0in" loext:contextual-spacing="false" fo:text-align="justify" style:justify-single-word="false"/>
      <style:text-properties style:text-underline-style="solid" style:text-underline-width="auto" style:text-underline-color="font-color" officeooo:paragraph-rsid="001df0dc"/>
    </style:style>
    <style:style style:name="P19" style:family="paragraph" style:parent-style-name="Standard">
      <style:paragraph-properties fo:margin-left="0in" fo:margin-right="0in" fo:text-align="justify" style:justify-single-word="false" fo:text-indent="0.5909in" style:auto-text-indent="false"/>
    </style:style>
    <style:style style:name="P20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909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5909in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weight="bold" style:font-size-asian="12pt" style:font-weight-asian="bold" style:font-size-complex="12pt"/>
    </style:style>
    <style:style style:name="T3" style:family="text"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officeooo:rsid="001df0dc" style:font-size-asian="12pt" style:font-size-complex="12pt"/>
    </style:style>
    <style:style style:name="T6" style:family="text">
      <style:text-properties style:font-name="Times New Roman" fo:font-size="12pt" officeooo:rsid="001df0dc" style:font-size-asian="10.5pt" style:font-size-complex="12pt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officeooo:rsid="001df0dc" style:font-size-asian="14pt" style:font-size-complex="14pt"/>
    </style:style>
    <style:style style:name="T10" style:family="text">
      <style:text-properties style:font-name="Times New Roman" fo:font-size="14pt" officeooo:rsid="001df0dc" style:font-name-asian="Calibri1" style:font-size-asian="14pt" style:font-name-complex="Times New Roman1" style:font-size-complex="14pt"/>
    </style:style>
    <style:style style:name="T11" style:family="text">
      <style:text-properties style:font-name="Times New Roman" fo:font-size="9pt" style:font-size-asian="9pt" style:font-size-complex="9pt"/>
    </style:style>
    <style:style style:name="T12" style:family="text">
      <style:text-properties style:text-position="sub 58%" style:font-name="Times New Roman" fo:font-size="14pt" style:font-size-asian="14pt" style:font-size-complex="14pt"/>
    </style:style>
    <style:style style:name="T13" style:family="text">
      <style:text-properties officeooo:rsid="001df0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<text:s text:c="2"/></text:span><text:span text:style-name="T3"><text:s/>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4">Утверждаю:</text:span></text:p>
            <text:p text:style-name="P8"><text:span text:style-name="T4">Зав. кафедрой <text:s/>«Графические информационные системы»</text:span></text:p>
            <text:p text:style-name="P8"><text:span text:style-name="T7"><text:s text:c="34"/></text:span></text:p>
            <text:p text:style-name="P8"><text:span text:style-name="T4">____________Филинских А.Д. <text:s/></text:span></text:p>
            <text:p text:style-name="P8"><text:span text:style-name="T7"><text:s text:c="37"/></text:span></text:p>
            <text:p text:style-name="P8"><text:span text:style-name="T4">«_____»_________202 <text:s text:c="3"/>г. <text:s text:c="7"/>.</text:span></text:p>
            <text:p text:style-name="P8"><text:span text:style-name="T7"><text:s text:c="6"/></text:span></text:p>
          </table:table-cell>
          <table:table-cell table:style-name="Table1.A1" office:value-type="string">
            <text:p text:style-name="P8"><text:span text:style-name="T4"><text:s text:c="3"/>Заведующему кафедрой <text:s/>ГИС </text:span></text:p>
            <text:p text:style-name="P8"><text:span text:style-name="T7"><text:s text:c="58"/></text:span></text:p>
            <text:p text:style-name="P8"><text:span text:style-name="T4"><text:s text:c="4"/>Филинских А.Д. <text:s/></text:span></text:p>
            <text:p text:style-name="P8"><text:span text:style-name="T7"><text:s/></text:span></text:p>
            <text:p text:style-name="P8"><text:span text:style-name="T4"><text:s text:c="3"/>от студента <text:s/>группы </text:span><text:span text:style-name="T5">19-ИТД</text:span></text:p>
            <text:p text:style-name="P8"><text:span text:style-name="T4"/></text:p>
            <text:p text:style-name="P8"><text:span text:style-name="T7"><text:s text:c="22"/></text:span><text:span text:style-name="T6">Зарир Эльвалид</text:span></text:p>
            <text:p text:style-name="P15"/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</table:table-row>
      </table:table>
      <text:p text:style-name="P1"/>
      <text:p text:style-name="P3"><text:span text:style-name="T8">Заявление</text:span></text:p>
      <text:p text:style-name="P19"><text:span text:style-name="T8">Прошу утвердить тему моей выпускной квалификационной работы в следующей редакции</text:span></text:p>
      <text:p text:style-name="P5"><text:span text:style-name="T8">Разработка ИС «Архивное дело»</text:span></text:p>
      <text:p text:style-name="P20"><text:span text:style-name="T8">В качестве руководителя прошу утвердить</text:span></text:p>
      <text:p text:style-name="P20"><text:span text:style-name="T8"/></text:p>
      <text:p text:style-name="P18"><text:span text:style-name="T9">Мерзляков И.Н. , доцент , профессор кафедры ГИС</text:span></text:p>
      <text:p text:style-name="P21"><text:span text:style-name="T12"><text:s text:c="23"/>(фамилия, имя, отчество, ученая степень, ученое звание, место работы и должность)</text:span></text:p>
      <text:p text:style-name="P11"><text:span text:style-name="T8">__________________________________________________________________</text:span></text:p>
      <text:p text:style-name="P17"/>
      <text:p text:style-name="P17"/>
      <text:p text:style-name="P17"/>
      <text:p text:style-name="P11"><text:span text:style-name="T8">«</text:span><text:span text:style-name="T9">30</text:span><text:span text:style-name="T8">» </text:span><text:span text:style-name="T9">Марта </text:span><text:span text:style-name="T8">20</text:span><text:span text:style-name="T9">23</text:span><text:span text:style-name="T8"> г. <text:s text:c="47"/>____________________</text:span></text:p>
      <text:p text:style-name="P12"><text:span text:style-name="T11"><text:s text:c="170"/>(подпись)</text:span></text:p>
      <text:p text:style-name="P13"><text:span text:style-name="T1"><text:tab/></text:span></text:p>
      <text:p text:style-name="P14"/>
      <text:p text:style-name="P13"><text:span text:style-name="T4">Согласие руководителя</text:span><text:span text:style-name="T1"> </text:span><text:span text:style-name="T4">ВКР</text:span></text:p>
      <text:p text:style-name="P13"><text:span text:style-name="T4"><text:s text:c="84"/>_______________________________________</text:span></text:p>
      <text:p text:style-name="P13"><text:span text:style-name="T11"><text:s text:c="158"/>(подпись)</text:span></text:p>
      <text:p text:style-name="P10"><text:span text:style-name="T11"><text:s text:c="98"/></text:span><text:span text:style-name="T4">«___»____________________20 <text:s text:c="3"/>г.</text:span></text:p>
      <text:p text:style-name="P16"/>
      <text:p text:style-name="P2"/>
      <text:p text:style-name="P2"/>
      <text:p text:style-name="P2"/>
      <text:p text:style-name="Standard"><text:bookmark-start text:name="_GoBack"/><text:span text:style-name="T4">Мой конт.телефон, эл.почта</text:span><text:bookmark-end text:name="_GoBack"/></text:p>
      <text:p text:style-name="P4"><text:span text:style-name="T4">+7 969 760 30 69</text:span></text:p>
      <text:p text:style-name="P4"><text:span text:style-name="T4">wazardo99@gmail.co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einstall</meta:initial-creator>
    <meta:editing-cycles>11</meta:editing-cycles>
    <meta:print-date>2020-03-04T10:29:00</meta:print-date>
    <meta:creation-date>2020-02-03T07:08:00</meta:creation-date>
    <dc:date>2023-04-02T17:35:17.059417458</dc:date>
    <meta:editing-duration>PT7M39S</meta:editing-duration>
    <meta:generator>LibreOffice/6.4.7.2$Linux_X86_64 LibreOffice_project/40$Build-2</meta:generator>
    <meta:document-statistic meta:table-count="1" meta:image-count="0" meta:object-count="0" meta:page-count="1" meta:paragraph-count="31" meta:word-count="84" meta:character-count="1523" meta:non-whitespace-character-count="690"/>
    <meta:user-defined meta:name="AppVersion">14.0000</meta:user-defined>
    <meta:user-defined meta:name="Company">НГТ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